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e8c4"/>
    </style:style>
    <style:style style:name="P2" style:family="paragraph" style:parent-style-name="Standard">
      <style:text-properties officeooo:rsid="000745a1" officeooo:paragraph-rsid="000745a1"/>
    </style:style>
    <style:style style:name="P3" style:family="paragraph" style:parent-style-name="Text_20_body">
      <style:text-properties officeooo:paragraph-rsid="0004e8c4"/>
    </style:style>
    <style:style style:name="P4" style:family="paragraph" style:parent-style-name="Text_20_body">
      <style:text-properties officeooo:rsid="000745a1" officeooo:paragraph-rsid="000745a1"/>
    </style:style>
    <style:style style:name="P5" style:family="paragraph" style:parent-style-name="Text_20_body">
      <style:text-properties style:font-name="Liberation Serif" fo:font-size="10pt" style:font-size-asian="10pt" style:font-size-complex="10pt"/>
    </style:style>
    <style:style style:name="P6" style:family="paragraph" style:parent-style-name="Standard">
      <style:text-properties officeooo:rsid="000745a1" officeooo:paragraph-rsid="000745a1"/>
    </style:style>
    <style:style style:name="P7" style:family="paragraph" style:parent-style-name="Standard">
      <style:text-properties fo:font-weight="bold" officeooo:rsid="000a693c" officeooo:paragraph-rsid="000a693c"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0a693c" officeooo:paragraph-rsid="000a693c" style:font-weight-asian="bold" style:font-weight-complex="bold"/>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officeooo:rsid="000745a1" officeooo:paragraph-rsid="000745a1"/>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Preformatted_20_Text">
      <style:paragraph-properties fo:margin-top="0cm" fo:margin-bottom="0.499cm" style:contextual-spacing="false"/>
    </style:style>
    <style:style style:name="T1" style:family="text">
      <style:text-properties officeooo:rsid="0004e8c4"/>
    </style:style>
    <style:style style:name="T2" style:family="text">
      <style:text-properties fo:font-style="italic"/>
    </style:style>
    <style:style style:name="T3" style:family="text">
      <style:text-properties fo:font-weight="bold"/>
    </style:style>
    <style:style style:name="T4" style:family="text">
      <style:text-properties style:font-name="Liberation Serif" fo:font-size="11pt" style:font-size-asian="11pt" style:font-size-complex="11pt"/>
    </style:style>
    <style:style style:name="T5" style:family="text">
      <style:text-properties officeooo:rsid="0007abb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1">CURL ( Client URL)</text:span></text:p>
      <text:p text:style-name="Standard"/>
      <text:p text:style-name="Standard"><text:a xlink:type="simple" xlink:href="http://php.net/manual/en/book.curl.php"><text:span text:style-name="T5">http://php.net/manual/en/book.curl.php</text:span></text:a></text:p>
      <text:p text:style-name="Standard"/>
      <text:p text:style-name="Standard">curl is used in command lines or scripts to transfer data.</text:p>
      <text:p text:style-name="Standard"/>
      <text:p text:style-name="Standard">It is also used in cars, television sets, routers, printers, audio equipment, mobile phones, tablets, settop boxes, media players and is the internet transfer backbone for thousands of software applications affecting <text:span text:style-name="T2">billions of humans</text:span> daily. </text:p>
      <text:p text:style-name="Standard"/>
      <text:p text:style-name="P1"><text:span text:style-name="T3">curl</text:span> is a tool to transfer data from or to a server, using one of the supported protocols (HTTP, HTTPS, FTP, FTPS, SCP, SFTP, TFTP, DICT, TELNET, LDAP or FILE). </text:p>
      <text:p text:style-name="P1"/>
      <text:p text:style-name="P1">The <text:span text:style-name="T3">command</text:span> is designed to work without user interaction.</text:p>
      <text:p text:style-name="P1"/>
      <text:p text:style-name="P1">The <text:span text:style-name="T3">cURL</text:span> library (or, 'libcurl' which is the package name on the server) is often used in <text:span text:style-name="T3">PHP</text:span> to access data from outside web pages. Common uses include reading rss feeds or accessing third-party API systems.</text:p>
      <text:p text:style-name="P1"/>
      <text:p text:style-name="P3"><text:span text:style-name="Strong_20_Emphasis"><text:tab/>curl</text:span>: A command line tool for getting or sending files using URL syntax. </text:p>
      <text:list xml:id="list1635168366436282449" text:style-name="L1">
        <text:list-header>
          <text:p text:style-name="P13"><text:span text:style-name="Strong_20_Emphasis">libcurl</text:span>: a library created by Daniel Stenberg, that allows you to connect and communicate to many different types of servers with many different types of protocols. libcurl currently supports the http, https, ftp, gopher, telnet, dict, file, and ldap protocols. libcurl also supports HTTPS certificates, HTTP POST, HTTP PUT, FTP uploading (this can also be done with PHP's ftp extension), HTTP form based upload, proxies, cookies, and user+password authentication. </text:p>
          <text:p text:style-name="P8"><text:span text:style-name="Strong_20_Emphasis">PHP/cURL</text:span>: The module for PHP that makes it possible for PHP programs to use libcurl. </text:p>
        </text:list-header>
      </text:list>
      <text:p text:style-name="P1"/>
      <text:p text:style-name="P2">CURL OPERATION:</text:p>
      <text:p text:style-name="P2"/>
      <text:list xml:id="list8068409216426542224" text:style-name="L2">
        <text:list-item>
          <text:p text:style-name="P14">Initialize a curl session </text:p>
        </text:list-item>
        <text:list-item>
          <text:p text:style-name="P14">Set various options for the session </text:p>
        </text:list-item>
        <text:list-item>
          <text:p text:style-name="P15">Execute and fetch/send data from/to server </text:p>
        </text:list-item>
        <text:list-item>
          <text:p text:style-name="P9">Close the session </text:p>
        </text:list-item>
      </text:list>
      <text:p text:style-name="P5"/>
      <text:p text:style-name="Text_20_body"><text:span text:style-name="Source_20_Text"><text:span text:style-name="T4">&lt;?php</text:span></text:span></text:p>
      <text:p text:style-name="Text_20_body"><text:span text:style-name="Source_20_Text"><text:span text:style-name="T4">//step1 </text:span></text:span></text:p>
      <text:p text:style-name="Text_20_body"><text:span text:style-name="Source_20_Text"><text:span text:style-name="T4">$cSession</text:span></text:span><text:span text:style-name="T4"> </text:span><text:span text:style-name="Source_20_Text"><text:span text:style-name="T4">= curl_init();  </text:span></text:span></text:p>
      <text:p text:style-name="Text_20_body"><text:span text:style-name="Source_20_Text"><text:span text:style-name="T4">//step2</text:span></text:span></text:p>
      <text:p text:style-name="Text_20_body"><text:span text:style-name="Source_20_Text"><text:span text:style-name="T4">curl_setopt($cSession,CURLOPT_URL,"</text:span></text:span><text:a xlink:type="simple" xlink:href="http://www.google.com/search?q=curl"><text:span text:style-name="Source_20_Text"><text:span text:style-name="T4">http://www.google.com/search?q=curl</text:span></text:span></text:a><text:span text:style-name="Source_20_Text"><text:span text:style-name="T4">");</text:span></text:span></text:p>
      <text:p text:style-name="Text_20_body"><text:span text:style-name="Source_20_Text"><text:span text:style-name="T4">curl_setopt($cSession,CURLOPT_RETURNTRANSFER,true); </text:span></text:span></text:p>
      <text:p text:style-name="Text_20_body"><text:bookmark-start text:name="__DdeLink__2_2115546017"/><text:span text:style-name="Source_20_Text"><text:span text:style-name="T4">curl_setopt($cSession,CURLOPT_HEADER, false);  </text:span></text:span><text:bookmark-end text:name="__DdeLink__2_2115546017"/></text:p>
      <text:p text:style-name="Text_20_body"><text:span text:style-name="Source_20_Text"><text:span text:style-name="T4">//step3</text:span></text:span></text:p>
      <text:p text:style-name="Text_20_body"><text:soft-page-break/><text:span text:style-name="Source_20_Text"><text:span text:style-name="T4">$result=curl_exec($cSession);</text:span></text:span></text:p>
      <text:p text:style-name="Text_20_body"><text:span text:style-name="Source_20_Text"><text:span text:style-name="T4">//step4</text:span></text:span></text:p>
      <text:p text:style-name="Text_20_body"><text:span text:style-name="Source_20_Text"><text:span text:style-name="T4">curl_close($cSession);</text:span></text:span></text:p>
      <text:p text:style-name="Text_20_body"><text:span text:style-name="Source_20_Text"><text:span text:style-name="T4">//step5</text:span></text:span></text:p>
      <text:p text:style-name="Text_20_body"><text:span text:style-name="Source_20_Text"><text:span text:style-name="T4">echo</text:span></text:span><text:span text:style-name="T4"> </text:span><text:span text:style-name="Source_20_Text"><text:span text:style-name="T4">$result;</text:span></text:span></text:p>
      <text:p text:style-name="Standard"><text:span text:style-name="Source_20_Text"><text:span text:style-name="T4">?&gt;</text:span></text:span></text:p>
      <text:p text:style-name="P2"/>
      <text:p text:style-name="P4"><text:span text:style-name="Strong_20_Emphasis"><text:tab/>step1</text:span>: Initialize a curl session use curl_init(). </text:p>
      <text:list xml:id="list3410581189692051285" text:style-name="L3">
        <text:list-item>
          <text:p text:style-name="P16"><text:span text:style-name="Strong_20_Emphasis">step2</text:span>: Set option for CURLOPT_URL. This value is the URL which we are sending the request to. Append a search term "curl" using parameter "q=". Set option for CURLOPT_RETURNTRANSFER, true will tell curl to return the string instead of print it out. Set option for CURLOPT_HEADER, false will tell curl to ignore the header in the return value. </text:p>
        </text:list-item>
        <text:list-item>
          <text:p text:style-name="P16"><text:span text:style-name="Strong_20_Emphasis">step3</text:span>: Execute the curl session using curl_exec(). </text:p>
        </text:list-item>
        <text:list-item>
          <text:p text:style-name="P16"><text:span text:style-name="Strong_20_Emphasis">step4</text:span>: Close the curl session we have created. </text:p>
        </text:list-item>
        <text:list-item>
          <text:p text:style-name="P10"><text:span text:style-name="Strong_20_Emphasis">step5</text:span>: Output the return string. </text:p>
        </text:list-item>
      </text:list>
      <text:p text:style-name="P2"/>
      <text:p text:style-name="P7">Curl Command:</text:p>
      <text:p text:style-name="P7"/>
      <text:p text:style-name="P12">o send your password file to the server, where 'password' is the name of the form-field to which /etc/passwd will be the input:</text:p>
      <text:p text:style-name="P17">$ curl -F password=@/etc/passwd www.mypasswords.com</text:p>
      <text:p text:style-name="P11">To retrieve a web page and display in the terminal</text:p>
      <text:p text:style-name="P17">$ curl http://www.tutorialspoint.com</text:p>
      <text:p text:style-name="P11">To retrieve a web page and display header information</text:p>
      <text:p text:style-name="P17">$ curl http://www.tutorialspoint.com -i</text:p>
      <text:p text:style-name="P11">To retrieve a web page and save to a file.</text:p>
      <text:p text:style-name="P17">$ curl http://www.tutorialspoint.com -0 tutorialspoint.html</text:p>
      <text:p text:style-name="P11">To retrieve a web page, or its redirected target</text:p>
      <text:p text:style-name="Preformatted_20_Text">$ curl www.tutorialspoint.com/unix/ </text:p>
      <text:p text:style-name="P17">$ curl www.tutorialspoint.com/unix/ --location</text:p>
      <text:p text:style-name="P11">To limit the rate of data transfer to 1 Kilobytes/sec</text:p>
      <text:p text:style-name="P17">$ curl http://www.tutorialspoint.com/unix/ --limit-rate 1k -o unix.html</text:p>
      <text:p text:style-name="P11">To download via a proxy server</text:p>
      <text:p text:style-name="P17">$ curl -x proxy.example.com:3128 http://www.tutorialspoint.com/unix/</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6:35:45.903860653</meta:creation-date>
    <dc:date>2017-05-05T16:48:57.168209862</dc:date>
    <meta:editing-duration>PT1H55M29S</meta:editing-duration>
    <meta:editing-cycles>9</meta:editing-cycles>
    <meta:generator>LibreOffice/4.2.8.2$Linux_X86_64 LibreOffice_project/420m0$Build-2</meta:generator>
    <meta:document-statistic meta:table-count="0" meta:image-count="0" meta:object-count="0" meta:page-count="3" meta:paragraph-count="50" meta:word-count="472" meta:character-count="3211" meta:non-whitespace-character-count="2774"/>
  </office:meta>
</office:document-meta>
</file>